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sedSql.getUnnamedParameter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dSql.setTotalParameterCount( int totalParameter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dSql.getOriginalSq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dSql.addNamedParameter( String parameterName , int startIndex , int end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sedSql.getNamedParameter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dSql.ParsedSql( String originalSq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dSq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dSql.getParameterIndexes( int parameterPos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dSql.getParameter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dSql.setNamedParameterCount( int namedParameter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dSql.setUnnamedParameterCount( int unnamedParameter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dSql.getTotalParameter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